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7"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8" style:family="paragraph" style:parent-style-name="Standard">
      <style:paragraph-properties fo:margin-left="0cm" fo:margin-right="0cm" fo:margin-top="0cm" fo:margin-bottom="0cm" fo:orphans="2" fo:widows="2" fo:text-indent="0cm" style:auto-text-indent="false"/>
    </style:style>
    <style:style style:name="P9" style:family="paragraph" style:parent-style-name="Standard">
      <style:paragraph-properties fo:margin-left="0cm" fo:margin-right="0cm" fo:margin-top="0cm" fo:margin-bottom="0cm" fo:orphans="2" fo:widows="2" fo:text-indent="0cm" style:auto-text-indent="false" fo:padding="0cm" fo:border="none"/>
    </style:style>
    <style:style style:name="P10"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3"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4" style:family="paragraph" style:parent-style-name="Text_20_body">
      <style:paragraph-properties fo:margin-left="0cm" fo:margin-right="0cm" fo:margin-top="0cm" fo:margin-bottom="0cm" fo:orphans="2" fo:widows="2" fo:text-indent="0cm" style:auto-text-indent="false"/>
    </style:style>
    <style:style style:name="P15"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6"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9"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20"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21"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22" style:family="paragraph" style:parent-style-name="Standard">
      <style:text-properties fo:font-weight="normal" style:font-weight-asian="normal" style:font-weight-complex="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5">drum roll sound</text:p>
      <text:p text:style-name="P5">explosion sound</text:p>
      <text:p text:style-name="P5">powder keg</text:p>
      <text:p text:style-name="P5">metal arc for making sparks curly metal sharpener thing</text:p>
      <text:p text:style-name="P5">pub babble - into panic screach chairs when lit</text:p>
      <text:p text:style-name="P5">free irish drinking music backgrounfd</text:p>
      <text:p text:style-name="P5">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5">corountines</text:p>
      <text:p text:style-name="P5">statics</text:p>
      <text:p text:style-name="P5"/>
      <text:p text:style-name="P5">drum roll sound</text:p>
      <text:p text:style-name="P5">explosion sound</text:p>
      <text:p text:style-name="P5">powder keg</text:p>
      <text:p text:style-name="P5">metal arc for making sparks curly metal sharpener thing</text:p>
      <text:p text:style-name="P5"><text:soft-page-break/>pub babble - into panic screach chairs when lit</text:p>
      <text:p text:style-name="P5">free irish drinking music backgrounfd</text:p>
      <text:p text:style-name="P5">lit fuse sound</text:p>
      <text:p text:style-name="P5"/>
      <text:p text:style-name="P5">view port rectangle for screen split</text:p>
      <text:p text:style-name="P5"/>
      <text:p text:style-name="P16">code optimising</text:p>
      <text:p text:style-name="P14"><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21">might be nice if health boxes give you the health you are + a percentage back so the more damaged you are by taking a fight more health you gain – insentive and comeback mechanic or reason to get health at the last moment!</text:p>
      <text:p text:style-name="Standard"/>
      <text:p text:style-name="P17"><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7"><text:a xlink:type="simple" xlink:href="https://vimeo.com/36579366" office:target-frame-name="_blank" xlink:show="new" text:style-name="Internet_20_link" text:visited-style-name="Visited_20_Internet_20_Link"><text:span text:style-name="T1">https://vimeo.com/36579366</text:span></text:a> </text:p>
      <text:p text:style-name="P17"><text:span text:style-name="T5">when refactoring make alist of useful stuff from sololearn course and then try and use all o fthem so i get practice of each</text:span> </text:p>
      <text:p text:style-name="P17">try and get these things in refactor to help me learn them</text:p>
      <text:p text:style-name="P17"/>
      <text:p text:style-name="P17"/>
      <text:p text:style-name="P17"/>
      <text:p text:style-name="Standard"/>
      <text:p text:style-name="P5">a constructor same name as class and runs when instantiate class, could be use ful for refactor of my code maybe. not sure how it is different to start</text:p>
      <text:p text:style-name="P5"/>
      <text:p text:style-name="P9"><text:span text:style-name="T3">public string Name</text:span><text:span text:style-name="T2"> </text:span><text:span text:style-name="T4">//property</text:span><text:line-break/><text:span text:style-name="T3">{<text:line-break/>get { return name; }<text:line-break/>set { name = value; }</text:span></text:p>
      <text:p text:style-name="P11">}</text:p>
      <text:p text:style-name="P5"/>
      <text:p text:style-name="P10"><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5"/>
      <text:p text:style-name="P5">this would refactor my playersetting static instances nicely</text:p>
      <text:p text:style-name="P5"/>
      <text:p text:style-name="P8"><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6">}</text:p>
      <text:p text:style-name="P10">...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8"><text:span text:style-name="T5">when refactor canon  </text:span><text:span text:style-name="T3">~Dog() - destructor runs on destruction</text:span></text:p>
      <text:p text:style-name="P5"/>
      <text:p text:style-name="P5">could be useful for setting up enemy types</text:p>
      <text:p text:style-name="P19"><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7"><text:soft-page-break/><text:span text:style-name="T5">should playersettings be an abstractic class because i only take from it static classes but never use it itself</text:span> </text:p>
      <text:p text:style-name="P7">should playersettings be an abstractic class because i only take from it static classes but never use it itself </text:p>
      <text:p text:style-name="P5">or interface if all elements abstract</text:p>
      <text:p text:style-name="P5"/>
      <text:p text:style-name="P5">really need to plan the refactor and compare abstracts interfaces etc and really plan out all the elements i want to use and where most appropriate</text:p>
      <text:p text:style-name="P5">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20">look up development when to use a nested class for example</text:p>
      <text:p text:style-name="P5">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5">does abstract struct exist ... nope</text:p>
      <text:p text:style-name="P5"/>
      <text:p text:style-name="P16">what about a struct with a this(){index whatever} would this allow a struct holding ever one of the player settup</text:p>
      <text:h text:style-name="P13" text:outline-level="2">Structs vs Classes</text:h>
      <text:p text:style-name="P12"><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5"/>
      <text:p text:style-name="P15">so maybe a class with a struct the struct holding the non changeable data per class player settings</text:p>
      <text:p text:style-name="P15"/>
      <text:p text:style-name="P15">... maybe make a grid of all the possible ways of playersettings functioning and then ask someone who has skill with c#</text:p>
      <text:p text:style-name="P15">maybe dad or alan will know someone - do pros and cons analysis</text:p>
      <text:p text:style-name="P15"/>
      <text:p text:style-name="P15">need to find a good graphic comparing struct enums classes ... - what are all these things called operators, no, types, no, ... </text:p>
      <text:p text:style-name="P15"/>
      <text:p text:style-name="P15"/>
      <text:p text:style-name="P15">use enum switch statements somewhere maybe would work well in the arrays of the pirate speach </text:p>
      <text:p text:style-name="P15"/>
      <text:p text:style-name="P15">need a way of working out when ai bust so can set them to blow themselves up</text:p>
      <text:p text:style-name="P15"/>
      <text:p text:style-name="P15"/>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text:p text:style-name="Standard"/>
      <text:p text:style-name="Standard">to increase robustness need to make sure things cant be turned on when the variables they depend on arnt ready</text:p>
      <text:p text:style-name="Standard"/>
      <text:p text:style-name="Standard">everything in unity view should be active should be script that deactivates so deactivating something then not reactivating wont cause an issue</text:p>
      <text:p text:style-name="Standard">compare game manager and player setup work at roles</text:p>
      <text:p text:style-name="Standard">redo diagram of who runs what </text:p>
      <text:p text:style-name="Standard"/>
      <text:p text:style-name="Standard">reallu need to comb code for thisplayerSettings and make sure not giving it out everywhere but instead efficiently, could use the array or even use an enum with the colours to feed the array</text:p>
      <text:p text:style-name="Standard">and everyone just gives their tag as an enum to the array to get their static thisplayersettings, or just remember its roygbiv 0-3 index</text:p>
      <text:p text:style-name="Standard"/>
      <text:p text:style-name="Standard"/>
      <text:p text:style-name="Standard">architecturally should when I assign a gixmo ists own playerpaier setting should I put that at the top of the object as public and all its children get it fgromt here or pass to the children directly</text:p>
      <text:p text:style-name="Standard"/>
      <text:p text:style-name="Standard"><text:soft-page-break/>for timer bar at the top could be a thin string of your team colour, health could be your colour on the <text:s/>sail the amount being your health, power bars at the bottoms are length colour of your wakes either side</text:p>
      <text:p text:style-name="Standard"/>
      <text:p text:style-name="Standard">have allow friendly fire toggle on event set up screen</text:p>
      <text:p text:style-name="Standard">constant ai numbers could be a game option so spawner respawns <text:s/>when empty and ai below a number this way could have a version where have to kill as many enemy possible in time style competition</text:p>
      <text:p text:style-name="Standard"/>
      <text:p text:style-name="Standard">would like to use ship and team names somewhere as is not clear a mo, could do as part of hud but dont really want hud</text:p>
      <text:p text:style-name="Standard"/>
      <text:p text:style-name="Standard">when die camera because canvas showing game stats usintg shipCount</text:p>
      <text:p text:style-name="Standard">or just put ship count over the 3player4person cam</text:p>
      <text:p text:style-name="Standard"/>
      <text:p text:style-name="Standard">extra screen like when ppl die or 3player 4 screen split coutn have game info and hints that ppl watching might read like to do with ramming and bow dammage</text:p>
      <text:p text:style-name="Standard"/>
      <text:p text:style-name="Standard">would some of my errors about pulling from static be fixed by try catching properly and onscene loaded methods</text:p>
      <text:p text:style-name="Standard"/>
      <text:p text:style-name="Standard">ship lighting at night to replace having the ships just lit </text:p>
      <text:p text:style-name="Standard"/>
      <text:p text:style-name="Standard">need indicator to show team – maybe your teams health bars, or all teams health at top your own at the bottom – some affordance on screen to your team</text:p>
      <text:p text:style-name="Standard">at night put in a fog for the lights to catch</text:p>
      <text:p text:style-name="Standard">would need to do modeling to split the pirate foam but if use avatar that might have it </text:p>
      <text:p text:style-name="P3">Before do hud and affordance consider changing the ship to different one</text:p>
      <text:p text:style-name="P3"/>
      <text:p text:style-name="P4">sll the max bars instead of visually competing against the own max they last set should be the highest max in the group so everyone can compare how much theyre achieving rather than how <text:soft-page-break/>much theyre increasing vs themselves, also the max against themselves doesnt seem to increase – or better you get a black line for your 100% and your colour but the bars scale is 100% on bar is 110% of current max, so that your bar could show your at 50% of your top speed so far because you only half reach the black bar, your yellow so you know at 50% against what previosly achieved and bar is halfway down the bar so know your max is half of someone elses</text:p>
      <text:p text:style-name="P4"/>
      <text:p text:style-name="P4">bake sea and terrain into one</text:p>
      <text:p text:style-name="P4"/>
      <text:p text:style-name="P4">take off spray when ship dies</text:p>
      <text:p text:style-name="P4"/>
      <text:p text:style-name="P4">maybe on death a slow zoom outfrom sea level so can see self sink</text:p>
      <text:p text:style-name="P4"/>
      <text:p text:style-name="P4"/>
      <text:p text:style-name="P4">aim for 24fps +</text:p>
      <text:p text:style-name="P4"/>
      <text:p text:style-name="P4">arduino code divides the fps by 9 when the use toggle activated11</text:p>
      <text:p text:style-name="P4"><text:s/>to help optomise when die have your health on but everything else deactivated so can still be found by count script</text:p>
      <text:p text:style-name="P4"/>
      <text:p text:style-name="P4"><text:a xlink:type="simple" xlink:href="https://www.alanzucconi.com/2016/12/01/asynchronous-serial-communication/" text:style-name="Internet_20_link" text:visited-style-name="Visited_20_Internet_20_Link">https://www.alanzucconi.com/2016/12/01/asynchronous-serial-communication/</text:a></text:p>
      <text:p text:style-name="P4"/>
      <text:p text:style-name="P4">looks at array ships should it be leftred rightred or like it is red yel blu</text:p>
      <text:p text:style-name="P4">I could still tag by colours and just cult strings so lefred rigred lefgre riggre</text:p>
      <text:p text:style-name="P4">and I can split the string look at the second half if I want colour the first if I want the side</text:p>
      <text:p text:style-name="P4">if I used 8 as have 8 input volts and odds for lefts evens for rights and make all the array left right roygbiv as I think they are then things can commonicate simpler and using statics wont need string compare as will just line up</text:p>
      <text:p text:style-name="P4">or I could go 2d and column could be left right only difference the input and maybe in future the max and columns could be colour [,] or 3 columns and one is the neutral just holds the non left right data. Should I seperate ship and input data!? Sounds messy, the reds should share as static fields their ship features but not their players features, this could be done by making them in run time with constructors</text:p>
      <text:p text:style-name="P4"><text:soft-page-break/></text:p>
      <text:p text:style-name="P4">a lot potential errors from arduino need try catches</text:p>
      <text:p text:style-name="P4"/>
      <text:p text:style-name="P4">colour code drops downs and add power bar image</text:p>
      <text:p text:style-name="P4"><text:a xlink:type="simple" xlink:href="https://stackoverflow.com/questions/36591329/adding-individual-image-in-dropdown-item" text:style-name="Internet_20_link" text:visited-style-name="Visited_20_Internet_20_Link">https://stackoverflow.com/questions/36591329/adding-individual-image-in-dropdown-item</text:a></text:p>
      <text:p text:style-name="P4">Lists and broadcast and sendMessage would be good here</text:p>
      <text:p text:style-name="P4">for drop downs have a left and right L R symbol with appropriate colour background – image</text:p>
      <text:p text:style-name="P4">48 by 48 pixels they change to show which dropdown bar if any they are the currents value for</text:p>
      <text:p text:style-name="P4"><text:a xlink:type="simple" xlink:href="https://www.youtube.com/watch?v=LRoqGsJGgA4" text:style-name="Internet_20_link" text:visited-style-name="Visited_20_Internet_20_Link">https://www.youtube.com/watch?v=LRoqGsJGgA4</text:a></text:p>
      <text:p text:style-name="P4">check out toggle group in the item in the template object in dropdown this may allow them to share</text:p>
      <text:p text:style-name="P4">label front face of blocks representing the bikes l and r</text:p>
      <text:p text:style-name="P4"/>
      <text:p text:style-name="P4">really need to do something with lists and get comfy with them</text:p>
      <text:p text:style-name="P4"/>
      <text:p text:style-name="P4">are the numbers necessary at all or just click on the symbol you want</text:p>
      <text:p text:style-name="P4"/>
      <text:p text:style-name="P4">use pair grey if the two above it havent yet shown current</text:p>
      <text:p text:style-name="P4"/>
      <text:p text:style-name="P4">need a lesson in planning good lighting I wantr dymatic light of the ship but also to be able to see itbut without you thinking where is it lit from</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105</meta:editing-cycles>
    <meta:creation-date>2018-10-19T14:39:00</meta:creation-date>
    <dc:date>2018-12-03T10:40:05.12</dc:date>
    <meta:editing-duration>P4DT8H44M53S</meta:editing-duration>
    <meta:generator>OpenOffice/4.1.5$Win32 OpenOffice.org_project/415m1$Build-9789</meta:generator>
    <meta:document-statistic meta:table-count="0" meta:image-count="0" meta:object-count="0" meta:page-count="17" meta:paragraph-count="238" meta:word-count="4290" meta:character-count="238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